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5c88" officeooo:paragraph-rsid="00165c88"/>
    </style:style>
    <style:style style:name="P2" style:family="paragraph" style:parent-style-name="Standard">
      <style:text-properties officeooo:rsid="001779ea" officeooo:paragraph-rsid="001779ea"/>
    </style:style>
    <style:style style:name="P3" style:family="paragraph" style:parent-style-name="Standard">
      <style:text-properties officeooo:rsid="001882d3" officeooo:paragraph-rsid="001882d3"/>
    </style:style>
    <style:style style:name="P4" style:family="paragraph" style:parent-style-name="Standard">
      <style:text-properties officeooo:rsid="001b0904" officeooo:paragraph-rsid="001b0904"/>
    </style:style>
    <style:style style:name="P5" style:family="paragraph" style:parent-style-name="Standard">
      <style:text-properties fo:font-weight="bold" officeooo:rsid="001b0904" officeooo:paragraph-rsid="001b0904" style:font-weight-asian="bold" style:font-weight-complex="bold"/>
    </style:style>
    <style:style style:name="P6" style:family="paragraph" style:parent-style-name="Standard">
      <style:text-properties fo:font-weight="bold" officeooo:rsid="00165c88" officeooo:paragraph-rsid="00165c88" style:font-weight-asian="bold" style:font-weight-complex="bold"/>
    </style:style>
    <style:style style:name="P7" style:family="paragraph" style:parent-style-name="Standard">
      <style:text-properties fo:font-weight="bold" officeooo:rsid="001ca455" officeooo:paragraph-rsid="001ca455" style:font-weight-asian="bold" style:font-weight-complex="bold"/>
    </style:style>
    <style:style style:name="P8" style:family="paragraph" style:parent-style-name="Standard">
      <style:text-properties fo:font-variant="normal" fo:text-transform="none" fo:color="#333333" style:font-name="Helvetica Neue" fo:font-size="9pt" fo:letter-spacing="normal" fo:font-style="normal" fo:font-weight="normal" officeooo:rsid="001b0904" officeooo:paragraph-rsid="001b0904"/>
    </style:style>
    <style:style style:name="P9" style:family="paragraph" style:parent-style-name="Standard">
      <style:text-properties fo:font-weight="normal" officeooo:rsid="001ca455" officeooo:paragraph-rsid="001ca455" style:font-weight-asian="normal" style:font-weight-complex="normal"/>
    </style:style>
    <style:style style:name="P10" style:family="paragraph" style:parent-style-name="Standard">
      <style:text-properties officeooo:rsid="001ca455" officeooo:paragraph-rsid="001ca455"/>
    </style:style>
    <style:style style:name="P11" style:family="paragraph" style:parent-style-name="Text_20_body">
      <style:text-properties fo:font-variant="normal" fo:text-transform="none" fo:color="#333333" style:font-name="Helvetica Neue" fo:font-size="9pt" fo:letter-spacing="normal" fo:font-style="normal" fo:font-weight="normal" officeooo:rsid="00165c88" officeooo:paragraph-rsid="00165c88"/>
    </style:style>
    <style:style style:name="P12" style:family="paragraph" style:parent-style-name="Text_20_body" style:list-style-name="L1">
      <style:paragraph-properties fo:margin-top="0cm" fo:margin-bottom="0cm" loext:contextual-spacing="false" style:line-height-at-least="0.45cm" fo:orphans="2" fo:widows="2"/>
      <style:text-properties fo:font-variant="normal" fo:text-transform="none" fo:color="#333333" style:font-name="Helvetica Neue" fo:font-size="9pt" fo:letter-spacing="normal" fo:font-style="normal" fo:font-weight="normal"/>
    </style:style>
    <style:style style:name="P13" style:family="paragraph" style:parent-style-name="Text_20_body" style:list-style-name="L1">
      <style:paragraph-properties fo:margin-top="0cm" fo:margin-bottom="0.212cm" loext:contextual-spacing="false" style:line-height-at-least="0.45cm" fo:orphans="2" fo:widows="2"/>
      <style:text-properties fo:font-variant="normal" fo:text-transform="none" fo:color="#333333" style:font-name="Helvetica Neue" fo:font-size="9pt" fo:letter-spacing="normal" fo:font-style="normal" fo:font-weight="normal"/>
    </style:style>
    <style:style style:name="P14" style:family="paragraph" style:parent-style-name="Text_20_body">
      <style:paragraph-properties fo:margin-top="0cm" fo:margin-bottom="0.212cm" loext:contextual-spacing="false" style:line-height-at-least="0.45cm" fo:orphans="2" fo:widows="2"/>
      <style:text-properties officeooo:rsid="00165c88"/>
    </style:style>
    <style:style style:name="T1" style:family="text">
      <style:text-properties officeooo:rsid="001779ea"/>
    </style:style>
    <style:style style:name="T2" style:family="text">
      <style:text-properties officeooo:rsid="001882d3"/>
    </style:style>
    <style:style style:name="T3" style:family="text">
      <style:text-properties officeooo:rsid="001a0007"/>
    </style:style>
    <style:style style:name="T4" style:family="text">
      <style:text-properties fo:font-variant="normal" fo:text-transform="none" fo:color="#333333" style:font-name="Helvetica Neue" fo:font-size="9pt" fo:letter-spacing="normal" fo:font-style="normal" fo:font-weight="normal"/>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ohdanto</text:p>
      <text:p text:style-name="P1"/>
      <text:p text:style-name="P1">Tehdään järjestelmä, jolla voi hoitaa erilaisia äänestyksiä. <text:span text:style-name="T1">Siinä siis voidaan luoda äänestys, sekä siinä voidaan äänestää. Äänestys on mahdollista vain ennalta määritellyllä aikavälillä, ja ääniä voi antaa vain yhden. Äänestystilanteessa nähtävillä on vaihtoehtojen nimet ja mahdollinen lisäinformaatio. Järjestäjä voi päättää näkyykö äänestystilanteessa äänestäjälle nykyinen kärki, kaikkien ehdokkaiden äänimäärät tai ei mitään tietoa äänestyksestä.</text:span></text:p>
      <text:p text:style-name="P1"/>
      <text:p text:style-name="P2">Äänestyksen järjestäjä <text:span text:style-name="T2">kykenee asettamaan äänestykseen liittyville vaihtoehdoille omat erikoistietonsa (esimerkiksi ehdokasäänestyksessä jokaisella ehdokkaalla on omana tietonaan puolue/järjestö tms.) tai muut kuvailutiedot. Järjestäjän on myös mahdollista saada äänestysaktiviteetin jakautuminen ajan suhteen.</text:span></text:p>
      <text:p text:style-name="P2"/>
      <text:p text:style-name="P3">Äänestykset järjestetää<text:span text:style-name="T3">n joko anonyymisti, jolloin ei voida kontrolloida äänestääkö joku usean kerran, tai identifioituihin äänestäjiin perustuen. Jälkimmäisessä tapauksessa äänestäjän on annettava oma identifiointitietonsa ennen äänestämistä. Tässä tapauksessa järjestelmä ei kuitenkaan tallenna mitä ko. äänestäjä on äänestänyt. Sen sijaan tieto äänestämisestä ja sen ajankohdasta jää järjestelmään.</text:span></text:p>
      <text:p text:style-name="P3"/>
      <text:p text:style-name="P4">Toimintaympäristö?</text:p>
      <text:list xml:id="list4486343630283406855" text:style-name="L1">
        <text:list-item>
          <text:p text:style-name="P13">Missä ympäristössä työ toteutetaan (yleensä laitoksen users-palvelimella Tomcat- tai Apache-palvelimen alla)</text:p>
        </text:list-item>
        <text:list-item>
          <text:p text:style-name="P13">Täytyykö web-sovelluksen alustajärjestelmän tukea jotain tiettyä ohjelmointikieltä. (esim. Java, Ruby, PHP..?)</text:p>
          <text:list>
            <text:list-item>
              <text:p text:style-name="P12">Jos edellytetään jotain sovelluskehystä tulisi sekin mainita.</text:p>
            </text:list-item>
          </text:list>
        </text:list-item>
        <text:list-item>
          <text:p text:style-name="P13">Täytyykö käyttäjän selaimen tukea jotain tiettyä ohjelmointikieltä (esim. javascript?).</text:p>
        </text:list-item>
      </text:list>
      <text:p text:style-name="P8">Edellyttääkö ohjelmisto jonkun tietyn tietokannan käyttöä vai voiko sitä vaihtaa helposti. Useimmat työt toimivat vain yhdellä kannalla.</text:p>
      <text:p text:style-name="P3"/>
      <text:p text:style-name="P5">Käyttötapaukset</text:p>
      <text:p text:style-name="P5"/>
      <text:p text:style-name="P5"/>
      <text:p text:style-name="P7">README</text:p>
      <text:p text:style-name="P7"/>
      <text:p text:style-name="P9">linkki aiheeseen <text:a xlink:type="simple" xlink:href="http://advancedkittenry.github.io/suunnittelu_ja_tyoymparisto/aiheet/Aanestys.html" text:style-name="Internet_20_link" text:visited-style-name="Visited_20_Internet_20_Link">http://advancedkittenry.github.io/suunnittelu_ja_tyoymparisto/aiheet/Aanestys.html</text:a></text:p>
      <text:p text:style-name="P9"/>
      <text:p text:style-name="P10"><text:span text:style-name="T5">linkki sovellukseen</text:span></text:p>
      <text:p text:style-name="P10"><text:span text:style-name="T5">users.cs.helsinki</text:span></text:p>
      <text:p text:style-name="P10"><text:span text:style-name="T5"/></text:p>
      <text:p text:style-name="P10"><text:span text:style-name="T5">linkki dokumentaatioon</text:span></text:p>
      <text:p text:style-name="P10"><text:span text:style-name="T5">pdf</text:span></text:p>
      <text:p text:style-name="P10"><text:span text:style-name="T5"/></text:p>
      <text:p text:style-name="P10"><text:span text:style-name="T5"/></text:p>
      <text:p text:style-name="P11"><text:tab/>Järjestelmän tarkoitus</text:p>
      <text:list xml:id="list134802419895201" text:continue-numbering="true" text:style-name="L1">
        <text:list-item>
          <text:p text:style-name="P13">Tiivis kuvaus siitä mistä on kyse.</text:p>
        </text:list-item>
        <text:list-item>
          <text:p text:style-name="P13">Millaisen toiminnan tukemiseen järjestelmä on tarkoitettu.</text:p>
        </text:list-item>
        <text:list-item>
          <text:p text:style-name="P13">Mitkä ovat järjestelmän tavoitteet.</text:p>
        </text:list-item>
        <text:list-item>
          <text:p text:style-name="P13">Nämä tiedot saa yleensä tehtäväkuvauksesta, kirjoita kuitenkin omin sanoin.</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2:51:24.401718420</meta:creation-date>
    <dc:date>2017-01-19T13:48:00.391372951</dc:date>
    <meta:editing-duration>PT5M45S</meta:editing-duration>
    <meta:editing-cycles>1</meta:editing-cycles>
    <meta:document-statistic meta:table-count="0" meta:image-count="0" meta:object-count="0" meta:page-count="1" meta:paragraph-count="22" meta:word-count="231" meta:character-count="2106" meta:non-whitespace-character-count="1904"/>
    <meta:generator>LibreOffice/5.1.4.2$Linux_X86_64 LibreOffice_project/10m0$Build-2</meta:generator>
  </office:meta>
</office:document-meta>
</file>